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96.82mm" svg:height="200.33mm" svg:x="148.84mm" svg:y="56.24mm">
            <loext:p draw:notify-on-update-of-ranges="Sheet1.E18:Sheet1.E18 Sheet1.E19:Sheet1.E78 Sheet1.A19:Sheet1.A78 Sheet1.D18:Sheet1.D18 Sheet1.D19:Sheet1.D78 Sheet1.A19:Sheet1.A78 Sheet1.C18:Sheet1.C18 Sheet1.C19:Sheet1.C78 Sheet1.A19:Sheet1.A78 Sheet1.A18:Sheet1.A78 Sheet1.B18:Sheet1.B18 Sheet1.B18:Sheet1.B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table:number-columns-repeated="8"/>
        </table:table-row>
        <table:table-row table:style-name="ro1" table:number-rows-repeated="12">
          <table:table-cell table:style-name="ce1"/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not to M Travelled</text:p>
          </table:table-cell>
          <table:table-cell office:value-type="string" calcext:value-type="string">
            <text:p>Ship Length:</text:p>
          </table:table-cell>
          <table:table-cell/>
          <table:table-cell office:value-type="string" calcext:value-type="string">
            <text:p>2x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$18]/[.$A20])*1.943844492" office:value-type="float" office:value="24.29805615" calcext:value-type="float">
            <text:p>24.2980561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$18]/[.$A21])*1.943844492" office:value-type="float" office:value="16.1987041" calcext:value-type="float">
            <text:p>16.1987041</text:p>
          </table:table-cell>
          <table:table-cell table:formula="of:=([.C$18]/[.$A21])*1.943844492" office:value-type="float" office:value="32.3974082" calcext:value-type="float">
            <text:p>32.397408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$18]/[.$A22])*1.943844492" office:value-type="float" office:value="12.149028075" calcext:value-type="float">
            <text:p>12.149028075</text:p>
          </table:table-cell>
          <table:table-cell table:formula="of:=([.C$18]/[.$A22])*1.943844492" office:value-type="float" office:value="24.29805615" calcext:value-type="float">
            <text:p>24.298056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$18]/[.$A23])*1.943844492" office:value-type="float" office:value="9.71922246" calcext:value-type="float">
            <text:p>9.71922246</text:p>
          </table:table-cell>
          <table:table-cell table:formula="of:=([.C$18]/[.$A23])*1.943844492" office:value-type="float" office:value="19.43844492" calcext:value-type="float">
            <text:p>19.4384449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B$18]/[.$A24])*1.943844492" office:value-type="float" office:value="8.09935205" calcext:value-type="float">
            <text:p>8.09935205</text:p>
          </table:table-cell>
          <table:table-cell table:formula="of:=([.C$18]/[.$A24])*1.943844492" office:value-type="float" office:value="16.1987041" calcext:value-type="float">
            <text:p>16.1987041</text:p>
          </table:table-cell>
          <table:table-cell table:formula="of:=([.D$18]/[.$A24])*1.943844492" office:value-type="float" office:value="32.3974082" calcext:value-type="float">
            <text:p>32.397408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B$18]/[.$A25])*1.943844492" office:value-type="float" office:value="6.94230175714286" calcext:value-type="float">
            <text:p>6.9423017571</text:p>
          </table:table-cell>
          <table:table-cell table:formula="of:=([.C$18]/[.$A25])*1.943844492" office:value-type="float" office:value="13.8846035142857" calcext:value-type="float">
            <text:p>13.8846035143</text:p>
          </table:table-cell>
          <table:table-cell table:formula="of:=([.D$18]/[.$A25])*1.943844492" office:value-type="float" office:value="27.7692070285714" calcext:value-type="float">
            <text:p>27.769207028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B$18]/[.$A26])*1.943844492" office:value-type="float" office:value="6.0745140375" calcext:value-type="float">
            <text:p>6.0745140375</text:p>
          </table:table-cell>
          <table:table-cell table:formula="of:=([.C$18]/[.$A26])*1.943844492" office:value-type="float" office:value="12.149028075" calcext:value-type="float">
            <text:p>12.149028075</text:p>
          </table:table-cell>
          <table:table-cell table:formula="of:=([.D$18]/[.$A26])*1.943844492" office:value-type="float" office:value="24.29805615" calcext:value-type="float">
            <text:p>24.29805615</text:p>
          </table:table-cell>
          <table:table-cell table:formula="of:=([.E$18]/[.$A26])*1.943844492" office:value-type="float" office:value="36.447084225" calcext:value-type="float">
            <text:p>36.44708422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B$18]/[.$A27])*1.943844492" office:value-type="float" office:value="5.39956803333333" calcext:value-type="float">
            <text:p>5.3995680333</text:p>
          </table:table-cell>
          <table:table-cell table:formula="of:=([.C$18]/[.$A27])*1.943844492" office:value-type="float" office:value="10.7991360666667" calcext:value-type="float">
            <text:p>10.7991360667</text:p>
          </table:table-cell>
          <table:table-cell table:formula="of:=([.D$18]/[.$A27])*1.943844492" office:value-type="float" office:value="21.5982721333333" calcext:value-type="float">
            <text:p>21.5982721333</text:p>
          </table:table-cell>
          <table:table-cell table:formula="of:=([.E$18]/[.$A27])*1.943844492" office:value-type="float" office:value="32.3974082" calcext:value-type="float">
            <text:p>32.397408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B$18]/[.$A28])*1.943844492" office:value-type="float" office:value="4.85961123" calcext:value-type="float">
            <text:p>4.85961123</text:p>
          </table:table-cell>
          <table:table-cell table:formula="of:=([.C$18]/[.$A28])*1.943844492" office:value-type="float" office:value="9.71922246" calcext:value-type="float">
            <text:p>9.71922246</text:p>
          </table:table-cell>
          <table:table-cell table:formula="of:=([.D$18]/[.$A28])*1.943844492" office:value-type="float" office:value="19.43844492" calcext:value-type="float">
            <text:p>19.43844492</text:p>
          </table:table-cell>
          <table:table-cell table:formula="of:=([.E$18]/[.$A28])*1.943844492" office:value-type="float" office:value="29.15766738" calcext:value-type="float">
            <text:p>29.1576673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B$18]/[.$A29])*1.943844492" office:value-type="float" office:value="4.41782839090909" calcext:value-type="float">
            <text:p>4.4178283909</text:p>
          </table:table-cell>
          <table:table-cell table:formula="of:=([.C$18]/[.$A29])*1.943844492" office:value-type="float" office:value="8.83565678181818" calcext:value-type="float">
            <text:p>8.8356567818</text:p>
          </table:table-cell>
          <table:table-cell table:formula="of:=([.D$18]/[.$A29])*1.943844492" office:value-type="float" office:value="17.6713135636364" calcext:value-type="float">
            <text:p>17.6713135636</text:p>
          </table:table-cell>
          <table:table-cell table:formula="of:=([.E$18]/[.$A29])*1.943844492" office:value-type="float" office:value="26.5069703454545" calcext:value-type="float">
            <text:p>26.506970345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B$18]/[.$A30])*1.943844492" office:value-type="float" office:value="4.049676025" calcext:value-type="float">
            <text:p>4.049676025</text:p>
          </table:table-cell>
          <table:table-cell table:formula="of:=([.C$18]/[.$A30])*1.943844492" office:value-type="float" office:value="8.09935205" calcext:value-type="float">
            <text:p>8.09935205</text:p>
          </table:table-cell>
          <table:table-cell table:formula="of:=([.D$18]/[.$A30])*1.943844492" office:value-type="float" office:value="16.1987041" calcext:value-type="float">
            <text:p>16.1987041</text:p>
          </table:table-cell>
          <table:table-cell table:formula="of:=([.E$18]/[.$A30])*1.943844492" office:value-type="float" office:value="24.29805615" calcext:value-type="float">
            <text:p>24.2980561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B$18]/[.$A31])*1.943844492" office:value-type="float" office:value="3.73816248461539" calcext:value-type="float">
            <text:p>3.7381624846</text:p>
          </table:table-cell>
          <table:table-cell table:formula="of:=([.C$18]/[.$A31])*1.943844492" office:value-type="float" office:value="7.47632496923077" calcext:value-type="float">
            <text:p>7.4763249692</text:p>
          </table:table-cell>
          <table:table-cell table:formula="of:=([.D$18]/[.$A31])*1.943844492" office:value-type="float" office:value="14.9526499384615" calcext:value-type="float">
            <text:p>14.9526499385</text:p>
          </table:table-cell>
          <table:table-cell table:formula="of:=([.E$18]/[.$A31])*1.943844492" office:value-type="float" office:value="22.4289749076923" calcext:value-type="float">
            <text:p>22.428974907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B$18]/[.$A32])*1.943844492" office:value-type="float" office:value="3.47115087857143" calcext:value-type="float">
            <text:p>3.4711508786</text:p>
          </table:table-cell>
          <table:table-cell table:formula="of:=([.C$18]/[.$A32])*1.943844492" office:value-type="float" office:value="6.94230175714286" calcext:value-type="float">
            <text:p>6.9423017571</text:p>
          </table:table-cell>
          <table:table-cell table:formula="of:=([.D$18]/[.$A32])*1.943844492" office:value-type="float" office:value="13.8846035142857" calcext:value-type="float">
            <text:p>13.8846035143</text:p>
          </table:table-cell>
          <table:table-cell table:formula="of:=([.E$18]/[.$A32])*1.943844492" office:value-type="float" office:value="20.8269052714286" calcext:value-type="float">
            <text:p>20.82690527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B$18]/[.$A33])*1.943844492" office:value-type="float" office:value="3.23974082" calcext:value-type="float">
            <text:p>3.23974082</text:p>
          </table:table-cell>
          <table:table-cell table:formula="of:=([.C$18]/[.$A33])*1.943844492" office:value-type="float" office:value="6.47948164" calcext:value-type="float">
            <text:p>6.47948164</text:p>
          </table:table-cell>
          <table:table-cell table:formula="of:=([.D$18]/[.$A33])*1.943844492" office:value-type="float" office:value="12.95896328" calcext:value-type="float">
            <text:p>12.95896328</text:p>
          </table:table-cell>
          <table:table-cell table:formula="of:=([.E$18]/[.$A33])*1.943844492" office:value-type="float" office:value="19.43844492" calcext:value-type="float">
            <text:p>19.4384449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B$18]/[.$A34])*1.943844492" office:value-type="float" office:value="3.03725701875" calcext:value-type="float">
            <text:p>3.0372570188</text:p>
          </table:table-cell>
          <table:table-cell table:formula="of:=([.C$18]/[.$A34])*1.943844492" office:value-type="float" office:value="6.0745140375" calcext:value-type="float">
            <text:p>6.0745140375</text:p>
          </table:table-cell>
          <table:table-cell table:formula="of:=([.D$18]/[.$A34])*1.943844492" office:value-type="float" office:value="12.149028075" calcext:value-type="float">
            <text:p>12.149028075</text:p>
          </table:table-cell>
          <table:table-cell table:formula="of:=([.E$18]/[.$A34])*1.943844492" office:value-type="float" office:value="18.2235421125" calcext:value-type="float">
            <text:p>18.22354211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B$18]/[.$A35])*1.943844492" office:value-type="float" office:value="2.85859484117647" calcext:value-type="float">
            <text:p>2.8585948412</text:p>
          </table:table-cell>
          <table:table-cell table:formula="of:=([.C$18]/[.$A35])*1.943844492" office:value-type="float" office:value="5.71718968235294" calcext:value-type="float">
            <text:p>5.7171896824</text:p>
          </table:table-cell>
          <table:table-cell table:formula="of:=([.D$18]/[.$A35])*1.943844492" office:value-type="float" office:value="11.4343793647059" calcext:value-type="float">
            <text:p>11.4343793647</text:p>
          </table:table-cell>
          <table:table-cell table:formula="of:=([.E$18]/[.$A35])*1.943844492" office:value-type="float" office:value="17.1515690470588" calcext:value-type="float">
            <text:p>17.151569047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B$18]/[.$A36])*1.943844492" office:value-type="float" office:value="2.69978401666667" calcext:value-type="float">
            <text:p>2.6997840167</text:p>
          </table:table-cell>
          <table:table-cell table:formula="of:=([.C$18]/[.$A36])*1.943844492" office:value-type="float" office:value="5.39956803333333" calcext:value-type="float">
            <text:p>5.3995680333</text:p>
          </table:table-cell>
          <table:table-cell table:formula="of:=([.D$18]/[.$A36])*1.943844492" office:value-type="float" office:value="10.7991360666667" calcext:value-type="float">
            <text:p>10.7991360667</text:p>
          </table:table-cell>
          <table:table-cell table:formula="of:=([.E$18]/[.$A36])*1.943844492" office:value-type="float" office:value="16.1987041" calcext:value-type="float">
            <text:p>16.198704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B$18]/[.$A37])*1.943844492" office:value-type="float" office:value="2.55769012105263" calcext:value-type="float">
            <text:p>2.5576901211</text:p>
          </table:table-cell>
          <table:table-cell table:formula="of:=([.C$18]/[.$A37])*1.943844492" office:value-type="float" office:value="5.11538024210526" calcext:value-type="float">
            <text:p>5.1153802421</text:p>
          </table:table-cell>
          <table:table-cell table:formula="of:=([.D$18]/[.$A37])*1.943844492" office:value-type="float" office:value="10.2307604842105" calcext:value-type="float">
            <text:p>10.2307604842</text:p>
          </table:table-cell>
          <table:table-cell table:formula="of:=([.E$18]/[.$A37])*1.943844492" office:value-type="float" office:value="15.3461407263158" calcext:value-type="float">
            <text:p>15.346140726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B$18]/[.$A38])*1.943844492" office:value-type="float" office:value="2.429805615" calcext:value-type="float">
            <text:p>2.429805615</text:p>
          </table:table-cell>
          <table:table-cell table:formula="of:=([.C$18]/[.$A38])*1.943844492" office:value-type="float" office:value="4.85961123" calcext:value-type="float">
            <text:p>4.85961123</text:p>
          </table:table-cell>
          <table:table-cell table:formula="of:=([.D$18]/[.$A38])*1.943844492" office:value-type="float" office:value="9.71922246" calcext:value-type="float">
            <text:p>9.71922246</text:p>
          </table:table-cell>
          <table:table-cell table:formula="of:=([.E$18]/[.$A38])*1.943844492" office:value-type="float" office:value="14.57883369" calcext:value-type="float">
            <text:p>14.5788336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B$18]/[.$A39])*1.943844492" office:value-type="float" office:value="2.31410058571429" calcext:value-type="float">
            <text:p>2.3141005857</text:p>
          </table:table-cell>
          <table:table-cell table:formula="of:=([.C$18]/[.$A39])*1.943844492" office:value-type="float" office:value="4.62820117142857" calcext:value-type="float">
            <text:p>4.6282011714</text:p>
          </table:table-cell>
          <table:table-cell table:formula="of:=([.D$18]/[.$A39])*1.943844492" office:value-type="float" office:value="9.25640234285714" calcext:value-type="float">
            <text:p>9.2564023429</text:p>
          </table:table-cell>
          <table:table-cell table:formula="of:=([.E$18]/[.$A39])*1.943844492" office:value-type="float" office:value="13.8846035142857" calcext:value-type="float">
            <text:p>13.884603514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B$18]/[.$A40])*1.943844492" office:value-type="float" office:value="2.20891419545455" calcext:value-type="float">
            <text:p>2.2089141955</text:p>
          </table:table-cell>
          <table:table-cell table:formula="of:=([.C$18]/[.$A40])*1.943844492" office:value-type="float" office:value="4.41782839090909" calcext:value-type="float">
            <text:p>4.4178283909</text:p>
          </table:table-cell>
          <table:table-cell table:formula="of:=([.D$18]/[.$A40])*1.943844492" office:value-type="float" office:value="8.83565678181818" calcext:value-type="float">
            <text:p>8.8356567818</text:p>
          </table:table-cell>
          <table:table-cell table:formula="of:=([.E$18]/[.$A40])*1.943844492" office:value-type="float" office:value="13.2534851727273" calcext:value-type="float">
            <text:p>13.253485172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B$18]/[.$A41])*1.943844492" office:value-type="float" office:value="2.11287444782609" calcext:value-type="float">
            <text:p>2.1128744478</text:p>
          </table:table-cell>
          <table:table-cell table:formula="of:=([.C$18]/[.$A41])*1.943844492" office:value-type="float" office:value="4.22574889565217" calcext:value-type="float">
            <text:p>4.2257488957</text:p>
          </table:table-cell>
          <table:table-cell table:formula="of:=([.D$18]/[.$A41])*1.943844492" office:value-type="float" office:value="8.45149779130435" calcext:value-type="float">
            <text:p>8.4514977913</text:p>
          </table:table-cell>
          <table:table-cell table:formula="of:=([.E$18]/[.$A41])*1.943844492" office:value-type="float" office:value="12.6772466869565" calcext:value-type="float">
            <text:p>12.67724668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B$18]/[.$A42])*1.943844492" office:value-type="float" office:value="2.0248380125" calcext:value-type="float">
            <text:p>2.0248380125</text:p>
          </table:table-cell>
          <table:table-cell table:formula="of:=([.C$18]/[.$A42])*1.943844492" office:value-type="float" office:value="4.049676025" calcext:value-type="float">
            <text:p>4.049676025</text:p>
          </table:table-cell>
          <table:table-cell table:formula="of:=([.D$18]/[.$A42])*1.943844492" office:value-type="float" office:value="8.09935205" calcext:value-type="float">
            <text:p>8.09935205</text:p>
          </table:table-cell>
          <table:table-cell table:formula="of:=([.E$18]/[.$A42])*1.943844492" office:value-type="float" office:value="12.149028075" calcext:value-type="float">
            <text:p>12.14902807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B$18]/[.$A43])*1.943844492" office:value-type="float" office:value="1.943844492" calcext:value-type="float">
            <text:p>1.943844492</text:p>
          </table:table-cell>
          <table:table-cell table:formula="of:=([.C$18]/[.$A43])*1.943844492" office:value-type="float" office:value="3.887688984" calcext:value-type="float">
            <text:p>3.887688984</text:p>
          </table:table-cell>
          <table:table-cell table:formula="of:=([.D$18]/[.$A43])*1.943844492" office:value-type="float" office:value="7.775377968" calcext:value-type="float">
            <text:p>7.775377968</text:p>
          </table:table-cell>
          <table:table-cell table:formula="of:=([.E$18]/[.$A43])*1.943844492" office:value-type="float" office:value="11.663066952" calcext:value-type="float">
            <text:p>11.66306695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B$18]/[.$A44])*1.943844492" office:value-type="float" office:value="1.86908124230769" calcext:value-type="float">
            <text:p>1.8690812423</text:p>
          </table:table-cell>
          <table:table-cell table:formula="of:=([.C$18]/[.$A44])*1.943844492" office:value-type="float" office:value="3.73816248461539" calcext:value-type="float">
            <text:p>3.7381624846</text:p>
          </table:table-cell>
          <table:table-cell table:formula="of:=([.D$18]/[.$A44])*1.943844492" office:value-type="float" office:value="7.47632496923077" calcext:value-type="float">
            <text:p>7.4763249692</text:p>
          </table:table-cell>
          <table:table-cell table:formula="of:=([.E$18]/[.$A44])*1.943844492" office:value-type="float" office:value="11.2144874538462" calcext:value-type="float">
            <text:p>11.214487453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B$18]/[.$A45])*1.943844492" office:value-type="float" office:value="1.79985601111111" calcext:value-type="float">
            <text:p>1.7998560111</text:p>
          </table:table-cell>
          <table:table-cell table:formula="of:=([.C$18]/[.$A45])*1.943844492" office:value-type="float" office:value="3.59971202222222" calcext:value-type="float">
            <text:p>3.5997120222</text:p>
          </table:table-cell>
          <table:table-cell table:formula="of:=([.D$18]/[.$A45])*1.943844492" office:value-type="float" office:value="7.19942404444445" calcext:value-type="float">
            <text:p>7.1994240444</text:p>
          </table:table-cell>
          <table:table-cell table:formula="of:=([.E$18]/[.$A45])*1.943844492" office:value-type="float" office:value="10.7991360666667" calcext:value-type="float">
            <text:p>10.799136066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B$18]/[.$A46])*1.943844492" office:value-type="float" office:value="1.73557543928571" calcext:value-type="float">
            <text:p>1.7355754393</text:p>
          </table:table-cell>
          <table:table-cell table:formula="of:=([.C$18]/[.$A46])*1.943844492" office:value-type="float" office:value="3.47115087857143" calcext:value-type="float">
            <text:p>3.4711508786</text:p>
          </table:table-cell>
          <table:table-cell table:formula="of:=([.D$18]/[.$A46])*1.943844492" office:value-type="float" office:value="6.94230175714286" calcext:value-type="float">
            <text:p>6.9423017571</text:p>
          </table:table-cell>
          <table:table-cell table:formula="of:=([.E$18]/[.$A46])*1.943844492" office:value-type="float" office:value="10.4134526357143" calcext:value-type="float">
            <text:p>10.413452635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B$18]/[.$A47])*1.943844492" office:value-type="float" office:value="1.67572801034483" calcext:value-type="float">
            <text:p>1.6757280103</text:p>
          </table:table-cell>
          <table:table-cell table:formula="of:=([.C$18]/[.$A47])*1.943844492" office:value-type="float" office:value="3.35145602068965" calcext:value-type="float">
            <text:p>3.3514560207</text:p>
          </table:table-cell>
          <table:table-cell table:formula="of:=([.D$18]/[.$A47])*1.943844492" office:value-type="float" office:value="6.70291204137931" calcext:value-type="float">
            <text:p>6.7029120414</text:p>
          </table:table-cell>
          <table:table-cell table:formula="of:=([.E$18]/[.$A47])*1.943844492" office:value-type="float" office:value="10.054368062069" calcext:value-type="float">
            <text:p>10.054368062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B$18]/[.$A48])*1.943844492" office:value-type="float" office:value="1.61987041" calcext:value-type="float">
            <text:p>1.61987041</text:p>
          </table:table-cell>
          <table:table-cell table:formula="of:=([.C$18]/[.$A48])*1.943844492" office:value-type="float" office:value="3.23974082" calcext:value-type="float">
            <text:p>3.23974082</text:p>
          </table:table-cell>
          <table:table-cell table:formula="of:=([.D$18]/[.$A48])*1.943844492" office:value-type="float" office:value="6.47948164" calcext:value-type="float">
            <text:p>6.47948164</text:p>
          </table:table-cell>
          <table:table-cell table:formula="of:=([.E$18]/[.$A48])*1.943844492" office:value-type="float" office:value="9.71922246" calcext:value-type="float">
            <text:p>9.7192224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B$18]/[.$A49])*1.943844492" office:value-type="float" office:value="1.56761652580645" calcext:value-type="float">
            <text:p>1.5676165258</text:p>
          </table:table-cell>
          <table:table-cell table:formula="of:=([.C$18]/[.$A49])*1.943844492" office:value-type="float" office:value="3.1352330516129" calcext:value-type="float">
            <text:p>3.1352330516</text:p>
          </table:table-cell>
          <table:table-cell table:formula="of:=([.D$18]/[.$A49])*1.943844492" office:value-type="float" office:value="6.27046610322581" calcext:value-type="float">
            <text:p>6.2704661032</text:p>
          </table:table-cell>
          <table:table-cell table:formula="of:=([.E$18]/[.$A49])*1.943844492" office:value-type="float" office:value="9.40569915483871" calcext:value-type="float">
            <text:p>9.405699154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B$18]/[.$A50])*1.943844492" office:value-type="float" office:value="1.518628509375" calcext:value-type="float">
            <text:p>1.5186285094</text:p>
          </table:table-cell>
          <table:table-cell table:formula="of:=([.C$18]/[.$A50])*1.943844492" office:value-type="float" office:value="3.03725701875" calcext:value-type="float">
            <text:p>3.0372570188</text:p>
          </table:table-cell>
          <table:table-cell table:formula="of:=([.D$18]/[.$A50])*1.943844492" office:value-type="float" office:value="6.0745140375" calcext:value-type="float">
            <text:p>6.0745140375</text:p>
          </table:table-cell>
          <table:table-cell table:formula="of:=([.E$18]/[.$A50])*1.943844492" office:value-type="float" office:value="9.11177105625" calcext:value-type="float">
            <text:p>9.111771056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B$18]/[.$A51])*1.943844492" office:value-type="float" office:value="1.47260946363636" calcext:value-type="float">
            <text:p>1.4726094636</text:p>
          </table:table-cell>
          <table:table-cell table:formula="of:=([.C$18]/[.$A51])*1.943844492" office:value-type="float" office:value="2.94521892727273" calcext:value-type="float">
            <text:p>2.9452189273</text:p>
          </table:table-cell>
          <table:table-cell table:formula="of:=([.D$18]/[.$A51])*1.943844492" office:value-type="float" office:value="5.89043785454546" calcext:value-type="float">
            <text:p>5.8904378545</text:p>
          </table:table-cell>
          <table:table-cell table:formula="of:=([.E$18]/[.$A51])*1.943844492" office:value-type="float" office:value="8.83565678181818" calcext:value-type="float">
            <text:p>8.835656781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B$18]/[.$A52])*1.943844492" office:value-type="float" office:value="1.42929742058824" calcext:value-type="float">
            <text:p>1.4292974206</text:p>
          </table:table-cell>
          <table:table-cell table:formula="of:=([.C$18]/[.$A52])*1.943844492" office:value-type="float" office:value="2.85859484117647" calcext:value-type="float">
            <text:p>2.8585948412</text:p>
          </table:table-cell>
          <table:table-cell table:formula="of:=([.D$18]/[.$A52])*1.943844492" office:value-type="float" office:value="5.71718968235294" calcext:value-type="float">
            <text:p>5.7171896824</text:p>
          </table:table-cell>
          <table:table-cell table:formula="of:=([.E$18]/[.$A52])*1.943844492" office:value-type="float" office:value="8.57578452352941" calcext:value-type="float">
            <text:p>8.57578452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B$18]/[.$A53])*1.943844492" office:value-type="float" office:value="1.38846035142857" calcext:value-type="float">
            <text:p>1.3884603514</text:p>
          </table:table-cell>
          <table:table-cell table:formula="of:=([.C$18]/[.$A53])*1.943844492" office:value-type="float" office:value="2.77692070285714" calcext:value-type="float">
            <text:p>2.7769207029</text:p>
          </table:table-cell>
          <table:table-cell table:formula="of:=([.D$18]/[.$A53])*1.943844492" office:value-type="float" office:value="5.55384140571429" calcext:value-type="float">
            <text:p>5.5538414057</text:p>
          </table:table-cell>
          <table:table-cell table:formula="of:=([.E$18]/[.$A53])*1.943844492" office:value-type="float" office:value="8.33076210857143" calcext:value-type="float">
            <text:p>8.330762108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B$18]/[.$A54])*1.943844492" office:value-type="float" office:value="1.34989200833333" calcext:value-type="float">
            <text:p>1.3498920083</text:p>
          </table:table-cell>
          <table:table-cell table:formula="of:=([.C$18]/[.$A54])*1.943844492" office:value-type="float" office:value="2.69978401666667" calcext:value-type="float">
            <text:p>2.6997840167</text:p>
          </table:table-cell>
          <table:table-cell table:formula="of:=([.D$18]/[.$A54])*1.943844492" office:value-type="float" office:value="5.39956803333333" calcext:value-type="float">
            <text:p>5.3995680333</text:p>
          </table:table-cell>
          <table:table-cell table:formula="of:=([.E$18]/[.$A54])*1.943844492" office:value-type="float" office:value="8.09935205" calcext:value-type="float">
            <text:p>8.0993520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B$18]/[.$A55])*1.943844492" office:value-type="float" office:value="1.31340844054054" calcext:value-type="float">
            <text:p>1.3134084405</text:p>
          </table:table-cell>
          <table:table-cell table:formula="of:=([.C$18]/[.$A55])*1.943844492" office:value-type="float" office:value="2.62681688108108" calcext:value-type="float">
            <text:p>2.6268168811</text:p>
          </table:table-cell>
          <table:table-cell table:formula="of:=([.D$18]/[.$A55])*1.943844492" office:value-type="float" office:value="5.25363376216216" calcext:value-type="float">
            <text:p>5.2536337622</text:p>
          </table:table-cell>
          <table:table-cell table:formula="of:=([.E$18]/[.$A55])*1.943844492" office:value-type="float" office:value="7.88045064324325" calcext:value-type="float">
            <text:p>7.880450643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B$18]/[.$A56])*1.943844492" office:value-type="float" office:value="1.27884506052632" calcext:value-type="float">
            <text:p>1.2788450605</text:p>
          </table:table-cell>
          <table:table-cell table:formula="of:=([.C$18]/[.$A56])*1.943844492" office:value-type="float" office:value="2.55769012105263" calcext:value-type="float">
            <text:p>2.5576901211</text:p>
          </table:table-cell>
          <table:table-cell table:formula="of:=([.D$18]/[.$A56])*1.943844492" office:value-type="float" office:value="5.11538024210526" calcext:value-type="float">
            <text:p>5.1153802421</text:p>
          </table:table-cell>
          <table:table-cell table:formula="of:=([.E$18]/[.$A56])*1.943844492" office:value-type="float" office:value="7.6730703631579" calcext:value-type="float">
            <text:p>7.673070363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B$18]/[.$A57])*1.943844492" office:value-type="float" office:value="1.24605416153846" calcext:value-type="float">
            <text:p>1.2460541615</text:p>
          </table:table-cell>
          <table:table-cell table:formula="of:=([.C$18]/[.$A57])*1.943844492" office:value-type="float" office:value="2.49210832307692" calcext:value-type="float">
            <text:p>2.4921083231</text:p>
          </table:table-cell>
          <table:table-cell table:formula="of:=([.D$18]/[.$A57])*1.943844492" office:value-type="float" office:value="4.98421664615385" calcext:value-type="float">
            <text:p>4.9842166462</text:p>
          </table:table-cell>
          <table:table-cell table:formula="of:=([.E$18]/[.$A57])*1.943844492" office:value-type="float" office:value="7.47632496923077" calcext:value-type="float">
            <text:p>7.476324969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B$18]/[.$A58])*1.943844492" office:value-type="float" office:value="1.2149028075" calcext:value-type="float">
            <text:p>1.2149028075</text:p>
          </table:table-cell>
          <table:table-cell table:formula="of:=([.C$18]/[.$A58])*1.943844492" office:value-type="float" office:value="2.429805615" calcext:value-type="float">
            <text:p>2.429805615</text:p>
          </table:table-cell>
          <table:table-cell table:formula="of:=([.D$18]/[.$A58])*1.943844492" office:value-type="float" office:value="4.85961123" calcext:value-type="float">
            <text:p>4.85961123</text:p>
          </table:table-cell>
          <table:table-cell table:formula="of:=([.E$18]/[.$A58])*1.943844492" office:value-type="float" office:value="7.289416845" calcext:value-type="float">
            <text:p>7.28941684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B$18]/[.$A59])*1.943844492" office:value-type="float" office:value="1.18527103170732" calcext:value-type="float">
            <text:p>1.1852710317</text:p>
          </table:table-cell>
          <table:table-cell table:formula="of:=([.C$18]/[.$A59])*1.943844492" office:value-type="float" office:value="2.37054206341463" calcext:value-type="float">
            <text:p>2.3705420634</text:p>
          </table:table-cell>
          <table:table-cell table:formula="of:=([.D$18]/[.$A59])*1.943844492" office:value-type="float" office:value="4.74108412682927" calcext:value-type="float">
            <text:p>4.7410841268</text:p>
          </table:table-cell>
          <table:table-cell table:formula="of:=([.E$18]/[.$A59])*1.943844492" office:value-type="float" office:value="7.1116261902439" calcext:value-type="float">
            <text:p>7.111626190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B$18]/[.$A60])*1.943844492" office:value-type="float" office:value="1.15705029285714" calcext:value-type="float">
            <text:p>1.1570502929</text:p>
          </table:table-cell>
          <table:table-cell table:formula="of:=([.C$18]/[.$A60])*1.943844492" office:value-type="float" office:value="2.31410058571429" calcext:value-type="float">
            <text:p>2.3141005857</text:p>
          </table:table-cell>
          <table:table-cell table:formula="of:=([.D$18]/[.$A60])*1.943844492" office:value-type="float" office:value="4.62820117142857" calcext:value-type="float">
            <text:p>4.6282011714</text:p>
          </table:table-cell>
          <table:table-cell table:formula="of:=([.E$18]/[.$A60])*1.943844492" office:value-type="float" office:value="6.94230175714286" calcext:value-type="float">
            <text:p>6.942301757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B$18]/[.$A61])*1.943844492" office:value-type="float" office:value="1.13014214651163" calcext:value-type="float">
            <text:p>1.1301421465</text:p>
          </table:table-cell>
          <table:table-cell table:formula="of:=([.C$18]/[.$A61])*1.943844492" office:value-type="float" office:value="2.26028429302326" calcext:value-type="float">
            <text:p>2.260284293</text:p>
          </table:table-cell>
          <table:table-cell table:formula="of:=([.D$18]/[.$A61])*1.943844492" office:value-type="float" office:value="4.52056858604651" calcext:value-type="float">
            <text:p>4.520568586</text:p>
          </table:table-cell>
          <table:table-cell table:formula="of:=([.E$18]/[.$A61])*1.943844492" office:value-type="float" office:value="6.78085287906977" calcext:value-type="float">
            <text:p>6.780852879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B$18]/[.$A62])*1.943844492" office:value-type="float" office:value="1.10445709772727" calcext:value-type="float">
            <text:p>1.1044570977</text:p>
          </table:table-cell>
          <table:table-cell table:formula="of:=([.C$18]/[.$A62])*1.943844492" office:value-type="float" office:value="2.20891419545455" calcext:value-type="float">
            <text:p>2.2089141955</text:p>
          </table:table-cell>
          <table:table-cell table:formula="of:=([.D$18]/[.$A62])*1.943844492" office:value-type="float" office:value="4.41782839090909" calcext:value-type="float">
            <text:p>4.4178283909</text:p>
          </table:table-cell>
          <table:table-cell table:formula="of:=([.E$18]/[.$A62])*1.943844492" office:value-type="float" office:value="6.62674258636364" calcext:value-type="float">
            <text:p>6.626742586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B$18]/[.$A63])*1.943844492" office:value-type="float" office:value="1.07991360666667" calcext:value-type="float">
            <text:p>1.0799136067</text:p>
          </table:table-cell>
          <table:table-cell table:formula="of:=([.C$18]/[.$A63])*1.943844492" office:value-type="float" office:value="2.15982721333333" calcext:value-type="float">
            <text:p>2.1598272133</text:p>
          </table:table-cell>
          <table:table-cell table:formula="of:=([.D$18]/[.$A63])*1.943844492" office:value-type="float" office:value="4.31965442666667" calcext:value-type="float">
            <text:p>4.3196544267</text:p>
          </table:table-cell>
          <table:table-cell table:formula="of:=([.E$18]/[.$A63])*1.943844492" office:value-type="float" office:value="6.47948164" calcext:value-type="float">
            <text:p>6.4794816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B$18]/[.$A64])*1.943844492" office:value-type="float" office:value="1.05643722391304" calcext:value-type="float">
            <text:p>1.0564372239</text:p>
          </table:table-cell>
          <table:table-cell table:formula="of:=([.C$18]/[.$A64])*1.943844492" office:value-type="float" office:value="2.11287444782609" calcext:value-type="float">
            <text:p>2.1128744478</text:p>
          </table:table-cell>
          <table:table-cell table:formula="of:=([.D$18]/[.$A64])*1.943844492" office:value-type="float" office:value="4.22574889565217" calcext:value-type="float">
            <text:p>4.2257488957</text:p>
          </table:table-cell>
          <table:table-cell table:formula="of:=([.E$18]/[.$A64])*1.943844492" office:value-type="float" office:value="6.33862334347826" calcext:value-type="float">
            <text:p>6.338623343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B$18]/[.$A65])*1.943844492" office:value-type="float" office:value="1.03395983617021" calcext:value-type="float">
            <text:p>1.0339598362</text:p>
          </table:table-cell>
          <table:table-cell table:formula="of:=([.C$18]/[.$A65])*1.943844492" office:value-type="float" office:value="2.06791967234043" calcext:value-type="float">
            <text:p>2.0679196723</text:p>
          </table:table-cell>
          <table:table-cell table:formula="of:=([.D$18]/[.$A65])*1.943844492" office:value-type="float" office:value="4.13583934468085" calcext:value-type="float">
            <text:p>4.1358393447</text:p>
          </table:table-cell>
          <table:table-cell table:formula="of:=([.E$18]/[.$A65])*1.943844492" office:value-type="float" office:value="6.20375901702128" calcext:value-type="float">
            <text:p>6.20375901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B$18]/[.$A66])*1.943844492" office:value-type="float" office:value="1.01241900625" calcext:value-type="float">
            <text:p>1.0124190063</text:p>
          </table:table-cell>
          <table:table-cell table:formula="of:=([.C$18]/[.$A66])*1.943844492" office:value-type="float" office:value="2.0248380125" calcext:value-type="float">
            <text:p>2.0248380125</text:p>
          </table:table-cell>
          <table:table-cell table:formula="of:=([.D$18]/[.$A66])*1.943844492" office:value-type="float" office:value="4.049676025" calcext:value-type="float">
            <text:p>4.049676025</text:p>
          </table:table-cell>
          <table:table-cell table:formula="of:=([.E$18]/[.$A66])*1.943844492" office:value-type="float" office:value="6.0745140375" calcext:value-type="float">
            <text:p>6.074514037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B$18]/[.$A67])*1.943844492" office:value-type="float" office:value="0.991757393877551" calcext:value-type="float">
            <text:p>0.9917573939</text:p>
          </table:table-cell>
          <table:table-cell table:formula="of:=([.C$18]/[.$A67])*1.943844492" office:value-type="float" office:value="1.9835147877551" calcext:value-type="float">
            <text:p>1.9835147878</text:p>
          </table:table-cell>
          <table:table-cell table:formula="of:=([.D$18]/[.$A67])*1.943844492" office:value-type="float" office:value="3.9670295755102" calcext:value-type="float">
            <text:p>3.9670295755</text:p>
          </table:table-cell>
          <table:table-cell table:formula="of:=([.E$18]/[.$A67])*1.943844492" office:value-type="float" office:value="5.95054436326531" calcext:value-type="float">
            <text:p>5.95054436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B$18]/[.$A68])*1.943844492" office:value-type="float" office:value="0.971922246" calcext:value-type="float">
            <text:p>0.971922246</text:p>
          </table:table-cell>
          <table:table-cell table:formula="of:=([.C$18]/[.$A68])*1.943844492" office:value-type="float" office:value="1.943844492" calcext:value-type="float">
            <text:p>1.943844492</text:p>
          </table:table-cell>
          <table:table-cell table:formula="of:=([.D$18]/[.$A68])*1.943844492" office:value-type="float" office:value="3.887688984" calcext:value-type="float">
            <text:p>3.887688984</text:p>
          </table:table-cell>
          <table:table-cell table:formula="of:=([.E$18]/[.$A68])*1.943844492" office:value-type="float" office:value="5.831533476" calcext:value-type="float">
            <text:p>5.83153347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B$18]/[.$A69])*1.943844492" office:value-type="float" office:value="0.952864947058824" calcext:value-type="float">
            <text:p>0.9528649471</text:p>
          </table:table-cell>
          <table:table-cell table:formula="of:=([.C$18]/[.$A69])*1.943844492" office:value-type="float" office:value="1.90572989411765" calcext:value-type="float">
            <text:p>1.9057298941</text:p>
          </table:table-cell>
          <table:table-cell table:formula="of:=([.D$18]/[.$A69])*1.943844492" office:value-type="float" office:value="3.81145978823529" calcext:value-type="float">
            <text:p>3.8114597882</text:p>
          </table:table-cell>
          <table:table-cell table:formula="of:=([.E$18]/[.$A69])*1.943844492" office:value-type="float" office:value="5.71718968235294" calcext:value-type="float">
            <text:p>5.717189682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B$18]/[.$A70])*1.943844492" office:value-type="float" office:value="0.934540621153846" calcext:value-type="float">
            <text:p>0.9345406212</text:p>
          </table:table-cell>
          <table:table-cell table:formula="of:=([.C$18]/[.$A70])*1.943844492" office:value-type="float" office:value="1.86908124230769" calcext:value-type="float">
            <text:p>1.8690812423</text:p>
          </table:table-cell>
          <table:table-cell table:formula="of:=([.D$18]/[.$A70])*1.943844492" office:value-type="float" office:value="3.73816248461539" calcext:value-type="float">
            <text:p>3.7381624846</text:p>
          </table:table-cell>
          <table:table-cell table:formula="of:=([.E$18]/[.$A70])*1.943844492" office:value-type="float" office:value="5.60724372692308" calcext:value-type="float">
            <text:p>5.607243726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B$18]/[.$A71])*1.943844492" office:value-type="float" office:value="0.916907779245283" calcext:value-type="float">
            <text:p>0.9169077792</text:p>
          </table:table-cell>
          <table:table-cell table:formula="of:=([.C$18]/[.$A71])*1.943844492" office:value-type="float" office:value="1.83381555849057" calcext:value-type="float">
            <text:p>1.8338155585</text:p>
          </table:table-cell>
          <table:table-cell table:formula="of:=([.D$18]/[.$A71])*1.943844492" office:value-type="float" office:value="3.66763111698113" calcext:value-type="float">
            <text:p>3.667631117</text:p>
          </table:table-cell>
          <table:table-cell table:formula="of:=([.E$18]/[.$A71])*1.943844492" office:value-type="float" office:value="5.5014466754717" calcext:value-type="float">
            <text:p>5.501446675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B$18]/[.$A72])*1.943844492" office:value-type="float" office:value="0.899928005555556" calcext:value-type="float">
            <text:p>0.8999280056</text:p>
          </table:table-cell>
          <table:table-cell table:formula="of:=([.C$18]/[.$A72])*1.943844492" office:value-type="float" office:value="1.79985601111111" calcext:value-type="float">
            <text:p>1.7998560111</text:p>
          </table:table-cell>
          <table:table-cell table:formula="of:=([.D$18]/[.$A72])*1.943844492" office:value-type="float" office:value="3.59971202222222" calcext:value-type="float">
            <text:p>3.5997120222</text:p>
          </table:table-cell>
          <table:table-cell table:formula="of:=([.E$18]/[.$A72])*1.943844492" office:value-type="float" office:value="5.39956803333333" calcext:value-type="float">
            <text:p>5.3995680333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B$18]/[.$A73])*1.943844492" office:value-type="float" office:value="0.883565678181818" calcext:value-type="float">
            <text:p>0.8835656782</text:p>
          </table:table-cell>
          <table:table-cell table:formula="of:=([.C$18]/[.$A73])*1.943844492" office:value-type="float" office:value="1.76713135636364" calcext:value-type="float">
            <text:p>1.7671313564</text:p>
          </table:table-cell>
          <table:table-cell table:formula="of:=([.D$18]/[.$A73])*1.943844492" office:value-type="float" office:value="3.53426271272727" calcext:value-type="float">
            <text:p>3.5342627127</text:p>
          </table:table-cell>
          <table:table-cell table:formula="of:=([.E$18]/[.$A73])*1.943844492" office:value-type="float" office:value="5.30139406909091" calcext:value-type="float">
            <text:p>5.301394069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B$18]/[.$A74])*1.943844492" office:value-type="float" office:value="0.867787719642857" calcext:value-type="float">
            <text:p>0.8677877196</text:p>
          </table:table-cell>
          <table:table-cell table:formula="of:=([.C$18]/[.$A74])*1.943844492" office:value-type="float" office:value="1.73557543928571" calcext:value-type="float">
            <text:p>1.7355754393</text:p>
          </table:table-cell>
          <table:table-cell table:formula="of:=([.D$18]/[.$A74])*1.943844492" office:value-type="float" office:value="3.47115087857143" calcext:value-type="float">
            <text:p>3.4711508786</text:p>
          </table:table-cell>
          <table:table-cell table:formula="of:=([.E$18]/[.$A74])*1.943844492" office:value-type="float" office:value="5.20672631785714" calcext:value-type="float">
            <text:p>5.206726317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B$18]/[.$A75])*1.943844492" office:value-type="float" office:value="0.852563373684211" calcext:value-type="float">
            <text:p>0.8525633737</text:p>
          </table:table-cell>
          <table:table-cell table:formula="of:=([.C$18]/[.$A75])*1.943844492" office:value-type="float" office:value="1.70512674736842" calcext:value-type="float">
            <text:p>1.7051267474</text:p>
          </table:table-cell>
          <table:table-cell table:formula="of:=([.D$18]/[.$A75])*1.943844492" office:value-type="float" office:value="3.41025349473684" calcext:value-type="float">
            <text:p>3.4102534947</text:p>
          </table:table-cell>
          <table:table-cell table:formula="of:=([.E$18]/[.$A75])*1.943844492" office:value-type="float" office:value="5.11538024210526" calcext:value-type="float">
            <text:p>5.115380242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B$18]/[.$A76])*1.943844492" office:value-type="float" office:value="0.837864005172414" calcext:value-type="float">
            <text:p>0.8378640052</text:p>
          </table:table-cell>
          <table:table-cell table:formula="of:=([.C$18]/[.$A76])*1.943844492" office:value-type="float" office:value="1.67572801034483" calcext:value-type="float">
            <text:p>1.6757280103</text:p>
          </table:table-cell>
          <table:table-cell table:formula="of:=([.D$18]/[.$A76])*1.943844492" office:value-type="float" office:value="3.35145602068965" calcext:value-type="float">
            <text:p>3.3514560207</text:p>
          </table:table-cell>
          <table:table-cell table:formula="of:=([.E$18]/[.$A76])*1.943844492" office:value-type="float" office:value="5.02718403103448" calcext:value-type="float">
            <text:p>5.02718403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B$18]/[.$A77])*1.943844492" office:value-type="float" office:value="0.823662920338983" calcext:value-type="float">
            <text:p>0.8236629203</text:p>
          </table:table-cell>
          <table:table-cell table:formula="of:=([.C$18]/[.$A77])*1.943844492" office:value-type="float" office:value="1.64732584067797" calcext:value-type="float">
            <text:p>1.6473258407</text:p>
          </table:table-cell>
          <table:table-cell table:formula="of:=([.D$18]/[.$A77])*1.943844492" office:value-type="float" office:value="3.29465168135593" calcext:value-type="float">
            <text:p>3.2946516814</text:p>
          </table:table-cell>
          <table:table-cell table:formula="of:=([.E$18]/[.$A77])*1.943844492" office:value-type="float" office:value="4.9419775220339" calcext:value-type="float">
            <text:p>4.94197752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B$18]/[.$A78])*1.943844492" office:value-type="float" office:value="0.809935205" calcext:value-type="float">
            <text:p>0.809935205</text:p>
          </table:table-cell>
          <table:table-cell table:formula="of:=([.C$18]/[.$A78])*1.943844492" office:value-type="float" office:value="1.61987041" calcext:value-type="float">
            <text:p>1.61987041</text:p>
          </table:table-cell>
          <table:table-cell table:formula="of:=([.D$18]/[.$A78])*1.943844492" office:value-type="float" office:value="3.23974082" calcext:value-type="float">
            <text:p>3.23974082</text:p>
          </table:table-cell>
          <table:table-cell table:formula="of:=([.E$18]/[.$A78])*1.943844492" office:value-type="float" office:value="4.85961123" calcext:value-type="float">
            <text:p>4.859611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number:date-style style:name="N112">
      <number:day-of-week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8:46:55.690000000</meta:creation-date>
    <dc:date>2016-07-27T03:39:13.210000000</dc:date>
    <meta:editing-duration>PT18M44S</meta:editing-duration>
    <meta:editing-cycles>4</meta:editing-cycles>
    <meta:generator>LibreOffice/5.1.3.2$Windows_x86 LibreOffice_project/644e4637d1d8544fd9f56425bd6cec110e49301b</meta:generator>
    <meta:document-statistic meta:table-count="1" meta:cell-count="2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onsolas" style:font-style-name="Regular" style:font-family-generic="modern" style:font-pitch="fixed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" chart:origin="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family="Consolas" style:font-style-name="Regular" style:font-family-generic="modern" style:font-pitch="fixed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onsolas" style:font-style-name="Regular" style:font-family-generic="modern" style:font-pitch="fixed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family="Consolas" style:font-style-name="Regular" style:font-family-generic="modern" style:font-pitch="fixed" fo:font-size="10pt" style:font-size-asian="10pt" style:font-size-complex="10pt"/>
    </style:style>
    <style:style style:name="ch10" style:family="chart">
      <style:chart-properties style:rotation-angle="90"/>
      <style:text-properties fo:font-family="Consolas" style:font-style-name="Regular" style:font-family-generic="modern" style:font-pitch="fixed"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ine_20_Style_20_9" svg:stroke-width="0.1cm" svg:stroke-color="#990000" draw:fill-color="#99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1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683cm" svg:height="20.034cm" xlink:href=".." xlink:type="simple" chart:class="chart:scatter" chart:column-mapping="4 3 2" chart:style-name="ch1">
        <chart:title svg:x="9.876cm" svg:y="0.536cm" chart:style-name="ch2">
          <text:p>Fixed wire: Speed for Various Lengths (m)</text:p>
        </chart:title>
        <chart:legend svg:x="24.757cm" svg:y="10.912cm" style:legend-expansion="custom" chartooo:width="3.629cm" chartooo:height="3.145cm" style:legend-expansion-aspect-ratio="1.15389507154213" chart:style-name="ch3"/>
        <chart:plot-area chart:style-name="ch4" table:cell-range-address="Sheet1.A19:Sheet1.A78 Sheet1.B18:Sheet1.E78" chart:data-source-has-labels="row" svg:x="1.604cm" svg:y="1.741cm" svg:width="27.486cm" svg:height="16.912cm">
          <chartooo:coordinate-region svg:x="2.225cm" svg:y="1.94cm" svg:width="26.678cm" svg:height="16.066cm"/>
          <chart:axis chart:dimension="x" chart:name="primary-x" chart:style-name="ch5">
            <chart:title svg:x="14.549cm" svg:y="19.053cm" chart:style-name="ch6">
              <text:p>Time (s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074cm" svg:y="8.62cm" chart:style-name="ch10">
              <text:p>Speed (kn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E19:Sheet1.E78" chart:label-cell-address="Sheet1.E18:Sheet1.E18" chart:class="chart:scatter">
            <chart:domain table:cell-range-address="Sheet1.A19:Sheet1.A78"/>
            <chart:data-point chart:repeated="60"/>
          </chart:series>
          <chart:series chart:style-name="ch12" chart:values-cell-range-address="Sheet1.D19:Sheet1.D78" chart:label-cell-address="Sheet1.D18:Sheet1.D18" chart:class="chart:scatter">
            <chart:data-point chart:repeated="60"/>
          </chart:series>
          <chart:series chart:style-name="ch13" chart:values-cell-range-address="Sheet1.C19:Sheet1.C78" chart:label-cell-address="Sheet1.C18:Sheet1.C18" chart:class="chart:scatter">
            <chart:data-point chart:repeated="60"/>
          </chart:series>
          <chart:series chart:style-name="ch14" chart:values-cell-range-address="Sheet1.B18:Sheet1.B78" chart:label-cell-address="Sheet1.B18:Sheet1.B18" chart:class="chart:scatter">
            <chart:domain table:cell-range-address="Sheet1.A18:Sheet1.A78"/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50</text:p>
                <draw:g>
                  <svg:desc>Sheet1.E18:Sheet1.E18</svg:desc>
                </draw:g>
              </table:table-cell>
              <table:table-cell office:value-type="string">
                <text:p>100</text:p>
                <draw:g>
                  <svg:desc>Sheet1.D18:Sheet1.D18</svg:desc>
                </draw:g>
              </table:table-cell>
              <table:table-cell office:value-type="string">
                <text:p>50</text:p>
                <draw:g>
                  <svg:desc>Sheet1.C18:Sheet1.C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5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9:Sheet1.A78</svg:desc>
                </draw:g>
              </table:table-cell>
              <table:table-cell office:value-type="float" office:value="NaN">
                <text:p>NaN</text:p>
                <draw:g>
                  <svg:desc>Sheet1.E19:Sheet1.E78</svg:desc>
                </draw:g>
              </table:table-cell>
              <table:table-cell office:value-type="float" office:value="NaN">
                <text:p>NaN</text:p>
                <draw:g>
                  <svg:desc>Sheet1.D19:Sheet1.D78</svg:desc>
                </draw:g>
              </table:table-cell>
              <table:table-cell office:value-type="float" office:value="NaN">
                <text:p>NaN</text:p>
                <draw:g>
                  <svg:desc>Sheet1.C19:Sheet1.C78</svg:desc>
                </draw:g>
              </table:table-cell>
              <table:table-cell office:value-type="float" office:value="NaN">
                <text:p>NaN</text:p>
                <draw:g>
                  <svg:desc>Sheet1.A18:Sheet1.A78</svg:desc>
                </draw:g>
              </table:table-cell>
              <table:table-cell office:value-type="float" office:value="25">
                <text:p>25</text:p>
                <draw:g>
                  <svg:desc>Sheet1.B18:Sheet1.B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3974082">
                <text:p>32.3974082</text:p>
              </table:table-cell>
              <table:table-cell office:value-type="float" office:value="2">
                <text:p>2</text:p>
              </table:table-cell>
              <table:table-cell office:value-type="float" office:value="24.29805615">
                <text:p>24.29805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9805615">
                <text:p>24.29805615</text:p>
              </table:table-cell>
              <table:table-cell office:value-type="float" office:value="3">
                <text:p>3</text:p>
              </table:table-cell>
              <table:table-cell office:value-type="float" office:value="16.1987041">
                <text:p>16.1987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3844492">
                <text:p>19.43844492</text:p>
              </table:table-cell>
              <table:table-cell office:value-type="float" office:value="4">
                <text:p>4</text:p>
              </table:table-cell>
              <table:table-cell office:value-type="float" office:value="12.149028075">
                <text:p>12.149028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32.3974082">
                <text:p>32.3974082</text:p>
              </table:table-cell>
              <table:table-cell office:value-type="float" office:value="16.1987041">
                <text:p>16.1987041</text:p>
              </table:table-cell>
              <table:table-cell office:value-type="float" office:value="5">
                <text:p>5</text:p>
              </table:table-cell>
              <table:table-cell office:value-type="float" office:value="9.71922246">
                <text:p>9.71922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7.7692070285714">
                <text:p>27.7692070285714</text:p>
              </table:table-cell>
              <table:table-cell office:value-type="float" office:value="13.8846035142857">
                <text:p>13.8846035142857</text:p>
              </table:table-cell>
              <table:table-cell office:value-type="float" office:value="6">
                <text:p>6</text:p>
              </table:table-cell>
              <table:table-cell office:value-type="float" office:value="8.09935205">
                <text:p>8.09935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6.447084225">
                <text:p>36.447084225</text:p>
              </table:table-cell>
              <table:table-cell office:value-type="float" office:value="24.29805615">
                <text:p>24.29805615</text:p>
              </table:table-cell>
              <table:table-cell office:value-type="float" office:value="12.149028075">
                <text:p>12.149028075</text:p>
              </table:table-cell>
              <table:table-cell office:value-type="float" office:value="7">
                <text:p>7</text:p>
              </table:table-cell>
              <table:table-cell office:value-type="float" office:value="6.94230175714286">
                <text:p>6.9423017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2.3974082">
                <text:p>32.3974082</text:p>
              </table:table-cell>
              <table:table-cell office:value-type="float" office:value="21.5982721333333">
                <text:p>21.5982721333333</text:p>
              </table:table-cell>
              <table:table-cell office:value-type="float" office:value="10.7991360666667">
                <text:p>10.7991360666667</text:p>
              </table:table-cell>
              <table:table-cell office:value-type="float" office:value="8">
                <text:p>8</text:p>
              </table:table-cell>
              <table:table-cell office:value-type="float" office:value="6.0745140375">
                <text:p>6.0745140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9.15766738">
                <text:p>29.15766738</text:p>
              </table:table-cell>
              <table:table-cell office:value-type="float" office:value="19.43844492">
                <text:p>19.43844492</text:p>
              </table:table-cell>
              <table:table-cell office:value-type="float" office:value="9.71922246">
                <text:p>9.71922246</text:p>
              </table:table-cell>
              <table:table-cell office:value-type="float" office:value="9">
                <text:p>9</text:p>
              </table:table-cell>
              <table:table-cell office:value-type="float" office:value="5.39956803333333">
                <text:p>5.3995680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.5069703454545">
                <text:p>26.5069703454545</text:p>
              </table:table-cell>
              <table:table-cell office:value-type="float" office:value="17.6713135636364">
                <text:p>17.6713135636364</text:p>
              </table:table-cell>
              <table:table-cell office:value-type="float" office:value="8.83565678181818">
                <text:p>8.83565678181818</text:p>
              </table:table-cell>
              <table:table-cell office:value-type="float" office:value="10">
                <text:p>10</text:p>
              </table:table-cell>
              <table:table-cell office:value-type="float" office:value="4.85961123">
                <text:p>4.85961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.29805615">
                <text:p>24.29805615</text:p>
              </table:table-cell>
              <table:table-cell office:value-type="float" office:value="16.1987041">
                <text:p>16.1987041</text:p>
              </table:table-cell>
              <table:table-cell office:value-type="float" office:value="8.09935205">
                <text:p>8.09935205</text:p>
              </table:table-cell>
              <table:table-cell office:value-type="float" office:value="11">
                <text:p>11</text:p>
              </table:table-cell>
              <table:table-cell office:value-type="float" office:value="4.41782839090909">
                <text:p>4.4178283909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2.4289749076923">
                <text:p>22.4289749076923</text:p>
              </table:table-cell>
              <table:table-cell office:value-type="float" office:value="14.9526499384615">
                <text:p>14.9526499384615</text:p>
              </table:table-cell>
              <table:table-cell office:value-type="float" office:value="7.47632496923077">
                <text:p>7.47632496923077</text:p>
              </table:table-cell>
              <table:table-cell office:value-type="float" office:value="12">
                <text:p>12</text:p>
              </table:table-cell>
              <table:table-cell office:value-type="float" office:value="4.049676025">
                <text:p>4.049676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.8269052714286">
                <text:p>20.8269052714286</text:p>
              </table:table-cell>
              <table:table-cell office:value-type="float" office:value="13.8846035142857">
                <text:p>13.8846035142857</text:p>
              </table:table-cell>
              <table:table-cell office:value-type="float" office:value="6.94230175714286">
                <text:p>6.94230175714286</text:p>
              </table:table-cell>
              <table:table-cell office:value-type="float" office:value="13">
                <text:p>13</text:p>
              </table:table-cell>
              <table:table-cell office:value-type="float" office:value="3.73816248461539">
                <text:p>3.73816248461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.43844492">
                <text:p>19.43844492</text:p>
              </table:table-cell>
              <table:table-cell office:value-type="float" office:value="12.95896328">
                <text:p>12.95896328</text:p>
              </table:table-cell>
              <table:table-cell office:value-type="float" office:value="6.47948164">
                <text:p>6.47948164</text:p>
              </table:table-cell>
              <table:table-cell office:value-type="float" office:value="14">
                <text:p>14</text:p>
              </table:table-cell>
              <table:table-cell office:value-type="float" office:value="3.47115087857143">
                <text:p>3.47115087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.2235421125">
                <text:p>18.2235421125</text:p>
              </table:table-cell>
              <table:table-cell office:value-type="float" office:value="12.149028075">
                <text:p>12.149028075</text:p>
              </table:table-cell>
              <table:table-cell office:value-type="float" office:value="6.0745140375">
                <text:p>6.0745140375</text:p>
              </table:table-cell>
              <table:table-cell office:value-type="float" office:value="15">
                <text:p>15</text:p>
              </table:table-cell>
              <table:table-cell office:value-type="float" office:value="3.23974082">
                <text:p>3.23974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1515690470588">
                <text:p>17.1515690470588</text:p>
              </table:table-cell>
              <table:table-cell office:value-type="float" office:value="11.4343793647059">
                <text:p>11.4343793647059</text:p>
              </table:table-cell>
              <table:table-cell office:value-type="float" office:value="5.71718968235294">
                <text:p>5.71718968235294</text:p>
              </table:table-cell>
              <table:table-cell office:value-type="float" office:value="16">
                <text:p>16</text:p>
              </table:table-cell>
              <table:table-cell office:value-type="float" office:value="3.03725701875">
                <text:p>3.0372570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.1987041">
                <text:p>16.1987041</text:p>
              </table:table-cell>
              <table:table-cell office:value-type="float" office:value="10.7991360666667">
                <text:p>10.7991360666667</text:p>
              </table:table-cell>
              <table:table-cell office:value-type="float" office:value="5.39956803333333">
                <text:p>5.39956803333333</text:p>
              </table:table-cell>
              <table:table-cell office:value-type="float" office:value="17">
                <text:p>17</text:p>
              </table:table-cell>
              <table:table-cell office:value-type="float" office:value="2.85859484117647">
                <text:p>2.85859484117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.3461407263158">
                <text:p>15.3461407263158</text:p>
              </table:table-cell>
              <table:table-cell office:value-type="float" office:value="10.2307604842105">
                <text:p>10.2307604842105</text:p>
              </table:table-cell>
              <table:table-cell office:value-type="float" office:value="5.11538024210526">
                <text:p>5.11538024210526</text:p>
              </table:table-cell>
              <table:table-cell office:value-type="float" office:value="18">
                <text:p>18</text:p>
              </table:table-cell>
              <table:table-cell office:value-type="float" office:value="2.69978401666667">
                <text:p>2.69978401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57883369">
                <text:p>14.57883369</text:p>
              </table:table-cell>
              <table:table-cell office:value-type="float" office:value="9.71922246">
                <text:p>9.71922246</text:p>
              </table:table-cell>
              <table:table-cell office:value-type="float" office:value="4.85961123">
                <text:p>4.85961123</text:p>
              </table:table-cell>
              <table:table-cell office:value-type="float" office:value="19">
                <text:p>19</text:p>
              </table:table-cell>
              <table:table-cell office:value-type="float" office:value="2.55769012105263">
                <text:p>2.55769012105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.8846035142857">
                <text:p>13.8846035142857</text:p>
              </table:table-cell>
              <table:table-cell office:value-type="float" office:value="9.25640234285714">
                <text:p>9.25640234285714</text:p>
              </table:table-cell>
              <table:table-cell office:value-type="float" office:value="4.62820117142857">
                <text:p>4.62820117142857</text:p>
              </table:table-cell>
              <table:table-cell office:value-type="float" office:value="20">
                <text:p>20</text:p>
              </table:table-cell>
              <table:table-cell office:value-type="float" office:value="2.429805615">
                <text:p>2.429805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3.2534851727273">
                <text:p>13.2534851727273</text:p>
              </table:table-cell>
              <table:table-cell office:value-type="float" office:value="8.83565678181818">
                <text:p>8.83565678181818</text:p>
              </table:table-cell>
              <table:table-cell office:value-type="float" office:value="4.41782839090909">
                <text:p>4.41782839090909</text:p>
              </table:table-cell>
              <table:table-cell office:value-type="float" office:value="21">
                <text:p>21</text:p>
              </table:table-cell>
              <table:table-cell office:value-type="float" office:value="2.31410058571429">
                <text:p>2.31410058571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6772466869565">
                <text:p>12.6772466869565</text:p>
              </table:table-cell>
              <table:table-cell office:value-type="float" office:value="8.45149779130435">
                <text:p>8.45149779130435</text:p>
              </table:table-cell>
              <table:table-cell office:value-type="float" office:value="4.22574889565217">
                <text:p>4.22574889565217</text:p>
              </table:table-cell>
              <table:table-cell office:value-type="float" office:value="22">
                <text:p>22</text:p>
              </table:table-cell>
              <table:table-cell office:value-type="float" office:value="2.20891419545455">
                <text:p>2.208914195454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149028075">
                <text:p>12.149028075</text:p>
              </table:table-cell>
              <table:table-cell office:value-type="float" office:value="8.09935205">
                <text:p>8.09935205</text:p>
              </table:table-cell>
              <table:table-cell office:value-type="float" office:value="4.049676025">
                <text:p>4.049676025</text:p>
              </table:table-cell>
              <table:table-cell office:value-type="float" office:value="23">
                <text:p>23</text:p>
              </table:table-cell>
              <table:table-cell office:value-type="float" office:value="2.11287444782609">
                <text:p>2.11287444782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663066952">
                <text:p>11.663066952</text:p>
              </table:table-cell>
              <table:table-cell office:value-type="float" office:value="7.775377968">
                <text:p>7.775377968</text:p>
              </table:table-cell>
              <table:table-cell office:value-type="float" office:value="3.887688984">
                <text:p>3.887688984</text:p>
              </table:table-cell>
              <table:table-cell office:value-type="float" office:value="24">
                <text:p>24</text:p>
              </table:table-cell>
              <table:table-cell office:value-type="float" office:value="2.0248380125">
                <text:p>2.0248380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2144874538462">
                <text:p>11.2144874538462</text:p>
              </table:table-cell>
              <table:table-cell office:value-type="float" office:value="7.47632496923077">
                <text:p>7.47632496923077</text:p>
              </table:table-cell>
              <table:table-cell office:value-type="float" office:value="3.73816248461539">
                <text:p>3.73816248461539</text:p>
              </table:table-cell>
              <table:table-cell office:value-type="float" office:value="25">
                <text:p>25</text:p>
              </table:table-cell>
              <table:table-cell office:value-type="float" office:value="1.943844492">
                <text:p>1.9438444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.7991360666667">
                <text:p>10.7991360666667</text:p>
              </table:table-cell>
              <table:table-cell office:value-type="float" office:value="7.19942404444445">
                <text:p>7.19942404444445</text:p>
              </table:table-cell>
              <table:table-cell office:value-type="float" office:value="3.59971202222222">
                <text:p>3.59971202222222</text:p>
              </table:table-cell>
              <table:table-cell office:value-type="float" office:value="26">
                <text:p>26</text:p>
              </table:table-cell>
              <table:table-cell office:value-type="float" office:value="1.86908124230769">
                <text:p>1.86908124230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.4134526357143">
                <text:p>10.4134526357143</text:p>
              </table:table-cell>
              <table:table-cell office:value-type="float" office:value="6.94230175714286">
                <text:p>6.94230175714286</text:p>
              </table:table-cell>
              <table:table-cell office:value-type="float" office:value="3.47115087857143">
                <text:p>3.47115087857143</text:p>
              </table:table-cell>
              <table:table-cell office:value-type="float" office:value="27">
                <text:p>27</text:p>
              </table:table-cell>
              <table:table-cell office:value-type="float" office:value="1.79985601111111">
                <text:p>1.79985601111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.054368062069">
                <text:p>10.054368062069</text:p>
              </table:table-cell>
              <table:table-cell office:value-type="float" office:value="6.70291204137931">
                <text:p>6.70291204137931</text:p>
              </table:table-cell>
              <table:table-cell office:value-type="float" office:value="3.35145602068965">
                <text:p>3.35145602068965</text:p>
              </table:table-cell>
              <table:table-cell office:value-type="float" office:value="28">
                <text:p>28</text:p>
              </table:table-cell>
              <table:table-cell office:value-type="float" office:value="1.73557543928571">
                <text:p>1.735575439285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71922246">
                <text:p>9.71922246</text:p>
              </table:table-cell>
              <table:table-cell office:value-type="float" office:value="6.47948164">
                <text:p>6.47948164</text:p>
              </table:table-cell>
              <table:table-cell office:value-type="float" office:value="3.23974082">
                <text:p>3.23974082</text:p>
              </table:table-cell>
              <table:table-cell office:value-type="float" office:value="29">
                <text:p>29</text:p>
              </table:table-cell>
              <table:table-cell office:value-type="float" office:value="1.67572801034483">
                <text:p>1.675728010344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40569915483871">
                <text:p>9.40569915483871</text:p>
              </table:table-cell>
              <table:table-cell office:value-type="float" office:value="6.27046610322581">
                <text:p>6.27046610322581</text:p>
              </table:table-cell>
              <table:table-cell office:value-type="float" office:value="3.1352330516129">
                <text:p>3.1352330516129</text:p>
              </table:table-cell>
              <table:table-cell office:value-type="float" office:value="30">
                <text:p>30</text:p>
              </table:table-cell>
              <table:table-cell office:value-type="float" office:value="1.61987041">
                <text:p>1.61987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11177105625">
                <text:p>9.11177105625</text:p>
              </table:table-cell>
              <table:table-cell office:value-type="float" office:value="6.0745140375">
                <text:p>6.0745140375</text:p>
              </table:table-cell>
              <table:table-cell office:value-type="float" office:value="3.03725701875">
                <text:p>3.03725701875</text:p>
              </table:table-cell>
              <table:table-cell office:value-type="float" office:value="31">
                <text:p>31</text:p>
              </table:table-cell>
              <table:table-cell office:value-type="float" office:value="1.56761652580645">
                <text:p>1.56761652580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83565678181818">
                <text:p>8.83565678181818</text:p>
              </table:table-cell>
              <table:table-cell office:value-type="float" office:value="5.89043785454546">
                <text:p>5.89043785454546</text:p>
              </table:table-cell>
              <table:table-cell office:value-type="float" office:value="2.94521892727273">
                <text:p>2.94521892727273</text:p>
              </table:table-cell>
              <table:table-cell office:value-type="float" office:value="32">
                <text:p>32</text:p>
              </table:table-cell>
              <table:table-cell office:value-type="float" office:value="1.518628509375">
                <text:p>1.518628509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57578452352941">
                <text:p>8.57578452352941</text:p>
              </table:table-cell>
              <table:table-cell office:value-type="float" office:value="5.71718968235294">
                <text:p>5.71718968235294</text:p>
              </table:table-cell>
              <table:table-cell office:value-type="float" office:value="2.85859484117647">
                <text:p>2.85859484117647</text:p>
              </table:table-cell>
              <table:table-cell office:value-type="float" office:value="33">
                <text:p>33</text:p>
              </table:table-cell>
              <table:table-cell office:value-type="float" office:value="1.47260946363636">
                <text:p>1.472609463636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33076210857143">
                <text:p>8.33076210857143</text:p>
              </table:table-cell>
              <table:table-cell office:value-type="float" office:value="5.55384140571429">
                <text:p>5.55384140571429</text:p>
              </table:table-cell>
              <table:table-cell office:value-type="float" office:value="2.77692070285714">
                <text:p>2.77692070285714</text:p>
              </table:table-cell>
              <table:table-cell office:value-type="float" office:value="34">
                <text:p>34</text:p>
              </table:table-cell>
              <table:table-cell office:value-type="float" office:value="1.42929742058824">
                <text:p>1.42929742058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09935205">
                <text:p>8.09935205</text:p>
              </table:table-cell>
              <table:table-cell office:value-type="float" office:value="5.39956803333333">
                <text:p>5.39956803333333</text:p>
              </table:table-cell>
              <table:table-cell office:value-type="float" office:value="2.69978401666667">
                <text:p>2.69978401666667</text:p>
              </table:table-cell>
              <table:table-cell office:value-type="float" office:value="35">
                <text:p>35</text:p>
              </table:table-cell>
              <table:table-cell office:value-type="float" office:value="1.38846035142857">
                <text:p>1.38846035142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.88045064324325">
                <text:p>7.88045064324325</text:p>
              </table:table-cell>
              <table:table-cell office:value-type="float" office:value="5.25363376216216">
                <text:p>5.25363376216216</text:p>
              </table:table-cell>
              <table:table-cell office:value-type="float" office:value="2.62681688108108">
                <text:p>2.62681688108108</text:p>
              </table:table-cell>
              <table:table-cell office:value-type="float" office:value="36">
                <text:p>36</text:p>
              </table:table-cell>
              <table:table-cell office:value-type="float" office:value="1.34989200833333">
                <text:p>1.349892008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6730703631579">
                <text:p>7.6730703631579</text:p>
              </table:table-cell>
              <table:table-cell office:value-type="float" office:value="5.11538024210526">
                <text:p>5.11538024210526</text:p>
              </table:table-cell>
              <table:table-cell office:value-type="float" office:value="2.55769012105263">
                <text:p>2.55769012105263</text:p>
              </table:table-cell>
              <table:table-cell office:value-type="float" office:value="37">
                <text:p>37</text:p>
              </table:table-cell>
              <table:table-cell office:value-type="float" office:value="1.31340844054054">
                <text:p>1.313408440540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47632496923077">
                <text:p>7.47632496923077</text:p>
              </table:table-cell>
              <table:table-cell office:value-type="float" office:value="4.98421664615385">
                <text:p>4.98421664615385</text:p>
              </table:table-cell>
              <table:table-cell office:value-type="float" office:value="2.49210832307692">
                <text:p>2.49210832307692</text:p>
              </table:table-cell>
              <table:table-cell office:value-type="float" office:value="38">
                <text:p>38</text:p>
              </table:table-cell>
              <table:table-cell office:value-type="float" office:value="1.27884506052632">
                <text:p>1.278845060526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289416845">
                <text:p>7.289416845</text:p>
              </table:table-cell>
              <table:table-cell office:value-type="float" office:value="4.85961123">
                <text:p>4.85961123</text:p>
              </table:table-cell>
              <table:table-cell office:value-type="float" office:value="2.429805615">
                <text:p>2.429805615</text:p>
              </table:table-cell>
              <table:table-cell office:value-type="float" office:value="39">
                <text:p>39</text:p>
              </table:table-cell>
              <table:table-cell office:value-type="float" office:value="1.24605416153846">
                <text:p>1.24605416153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1116261902439">
                <text:p>7.1116261902439</text:p>
              </table:table-cell>
              <table:table-cell office:value-type="float" office:value="4.74108412682927">
                <text:p>4.74108412682927</text:p>
              </table:table-cell>
              <table:table-cell office:value-type="float" office:value="2.37054206341463">
                <text:p>2.37054206341463</text:p>
              </table:table-cell>
              <table:table-cell office:value-type="float" office:value="40">
                <text:p>40</text:p>
              </table:table-cell>
              <table:table-cell office:value-type="float" office:value="1.2149028075">
                <text:p>1.21490280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94230175714286">
                <text:p>6.94230175714286</text:p>
              </table:table-cell>
              <table:table-cell office:value-type="float" office:value="4.62820117142857">
                <text:p>4.62820117142857</text:p>
              </table:table-cell>
              <table:table-cell office:value-type="float" office:value="2.31410058571429">
                <text:p>2.31410058571429</text:p>
              </table:table-cell>
              <table:table-cell office:value-type="float" office:value="41">
                <text:p>41</text:p>
              </table:table-cell>
              <table:table-cell office:value-type="float" office:value="1.18527103170732">
                <text:p>1.18527103170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.78085287906977">
                <text:p>6.78085287906977</text:p>
              </table:table-cell>
              <table:table-cell office:value-type="float" office:value="4.52056858604651">
                <text:p>4.52056858604651</text:p>
              </table:table-cell>
              <table:table-cell office:value-type="float" office:value="2.26028429302326">
                <text:p>2.26028429302326</text:p>
              </table:table-cell>
              <table:table-cell office:value-type="float" office:value="42">
                <text:p>42</text:p>
              </table:table-cell>
              <table:table-cell office:value-type="float" office:value="1.15705029285714">
                <text:p>1.157050292857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.62674258636364">
                <text:p>6.62674258636364</text:p>
              </table:table-cell>
              <table:table-cell office:value-type="float" office:value="4.41782839090909">
                <text:p>4.41782839090909</text:p>
              </table:table-cell>
              <table:table-cell office:value-type="float" office:value="2.20891419545455">
                <text:p>2.20891419545455</text:p>
              </table:table-cell>
              <table:table-cell office:value-type="float" office:value="43">
                <text:p>43</text:p>
              </table:table-cell>
              <table:table-cell office:value-type="float" office:value="1.13014214651163">
                <text:p>1.130142146511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.47948164">
                <text:p>6.47948164</text:p>
              </table:table-cell>
              <table:table-cell office:value-type="float" office:value="4.31965442666667">
                <text:p>4.31965442666667</text:p>
              </table:table-cell>
              <table:table-cell office:value-type="float" office:value="2.15982721333333">
                <text:p>2.15982721333333</text:p>
              </table:table-cell>
              <table:table-cell office:value-type="float" office:value="44">
                <text:p>44</text:p>
              </table:table-cell>
              <table:table-cell office:value-type="float" office:value="1.10445709772727">
                <text:p>1.10445709772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33862334347826">
                <text:p>6.33862334347826</text:p>
              </table:table-cell>
              <table:table-cell office:value-type="float" office:value="4.22574889565217">
                <text:p>4.22574889565217</text:p>
              </table:table-cell>
              <table:table-cell office:value-type="float" office:value="2.11287444782609">
                <text:p>2.11287444782609</text:p>
              </table:table-cell>
              <table:table-cell office:value-type="float" office:value="45">
                <text:p>45</text:p>
              </table:table-cell>
              <table:table-cell office:value-type="float" office:value="1.07991360666667">
                <text:p>1.07991360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.20375901702128">
                <text:p>6.20375901702128</text:p>
              </table:table-cell>
              <table:table-cell office:value-type="float" office:value="4.13583934468085">
                <text:p>4.13583934468085</text:p>
              </table:table-cell>
              <table:table-cell office:value-type="float" office:value="2.06791967234043">
                <text:p>2.06791967234043</text:p>
              </table:table-cell>
              <table:table-cell office:value-type="float" office:value="46">
                <text:p>46</text:p>
              </table:table-cell>
              <table:table-cell office:value-type="float" office:value="1.05643722391304">
                <text:p>1.05643722391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.0745140375">
                <text:p>6.0745140375</text:p>
              </table:table-cell>
              <table:table-cell office:value-type="float" office:value="4.049676025">
                <text:p>4.049676025</text:p>
              </table:table-cell>
              <table:table-cell office:value-type="float" office:value="2.0248380125">
                <text:p>2.0248380125</text:p>
              </table:table-cell>
              <table:table-cell office:value-type="float" office:value="47">
                <text:p>47</text:p>
              </table:table-cell>
              <table:table-cell office:value-type="float" office:value="1.03395983617021">
                <text:p>1.03395983617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.95054436326531">
                <text:p>5.95054436326531</text:p>
              </table:table-cell>
              <table:table-cell office:value-type="float" office:value="3.9670295755102">
                <text:p>3.9670295755102</text:p>
              </table:table-cell>
              <table:table-cell office:value-type="float" office:value="1.9835147877551">
                <text:p>1.9835147877551</text:p>
              </table:table-cell>
              <table:table-cell office:value-type="float" office:value="48">
                <text:p>48</text:p>
              </table:table-cell>
              <table:table-cell office:value-type="float" office:value="1.01241900625">
                <text:p>1.0124190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831533476">
                <text:p>5.831533476</text:p>
              </table:table-cell>
              <table:table-cell office:value-type="float" office:value="3.887688984">
                <text:p>3.887688984</text:p>
              </table:table-cell>
              <table:table-cell office:value-type="float" office:value="1.943844492">
                <text:p>1.943844492</text:p>
              </table:table-cell>
              <table:table-cell office:value-type="float" office:value="49">
                <text:p>49</text:p>
              </table:table-cell>
              <table:table-cell office:value-type="float" office:value="0.991757393877551">
                <text:p>0.9917573938775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.71718968235294">
                <text:p>5.71718968235294</text:p>
              </table:table-cell>
              <table:table-cell office:value-type="float" office:value="3.81145978823529">
                <text:p>3.81145978823529</text:p>
              </table:table-cell>
              <table:table-cell office:value-type="float" office:value="1.90572989411765">
                <text:p>1.90572989411765</text:p>
              </table:table-cell>
              <table:table-cell office:value-type="float" office:value="50">
                <text:p>50</text:p>
              </table:table-cell>
              <table:table-cell office:value-type="float" office:value="0.971922246">
                <text:p>0.9719222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.60724372692308">
                <text:p>5.60724372692308</text:p>
              </table:table-cell>
              <table:table-cell office:value-type="float" office:value="3.73816248461539">
                <text:p>3.73816248461539</text:p>
              </table:table-cell>
              <table:table-cell office:value-type="float" office:value="1.86908124230769">
                <text:p>1.86908124230769</text:p>
              </table:table-cell>
              <table:table-cell office:value-type="float" office:value="51">
                <text:p>51</text:p>
              </table:table-cell>
              <table:table-cell office:value-type="float" office:value="0.952864947058824">
                <text:p>0.9528649470588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.5014466754717">
                <text:p>5.5014466754717</text:p>
              </table:table-cell>
              <table:table-cell office:value-type="float" office:value="3.66763111698113">
                <text:p>3.66763111698113</text:p>
              </table:table-cell>
              <table:table-cell office:value-type="float" office:value="1.83381555849057">
                <text:p>1.83381555849057</text:p>
              </table:table-cell>
              <table:table-cell office:value-type="float" office:value="52">
                <text:p>52</text:p>
              </table:table-cell>
              <table:table-cell office:value-type="float" office:value="0.934540621153846">
                <text:p>0.9345406211538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.39956803333333">
                <text:p>5.39956803333333</text:p>
              </table:table-cell>
              <table:table-cell office:value-type="float" office:value="3.59971202222222">
                <text:p>3.59971202222222</text:p>
              </table:table-cell>
              <table:table-cell office:value-type="float" office:value="1.79985601111111">
                <text:p>1.79985601111111</text:p>
              </table:table-cell>
              <table:table-cell office:value-type="float" office:value="53">
                <text:p>53</text:p>
              </table:table-cell>
              <table:table-cell office:value-type="float" office:value="0.916907779245283">
                <text:p>0.9169077792452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.30139406909091">
                <text:p>5.30139406909091</text:p>
              </table:table-cell>
              <table:table-cell office:value-type="float" office:value="3.53426271272727">
                <text:p>3.53426271272727</text:p>
              </table:table-cell>
              <table:table-cell office:value-type="float" office:value="1.76713135636364">
                <text:p>1.76713135636364</text:p>
              </table:table-cell>
              <table:table-cell office:value-type="float" office:value="54">
                <text:p>54</text:p>
              </table:table-cell>
              <table:table-cell office:value-type="float" office:value="0.899928005555556">
                <text:p>0.8999280055555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20672631785714">
                <text:p>5.20672631785714</text:p>
              </table:table-cell>
              <table:table-cell office:value-type="float" office:value="3.47115087857143">
                <text:p>3.47115087857143</text:p>
              </table:table-cell>
              <table:table-cell office:value-type="float" office:value="1.73557543928571">
                <text:p>1.73557543928571</text:p>
              </table:table-cell>
              <table:table-cell office:value-type="float" office:value="55">
                <text:p>55</text:p>
              </table:table-cell>
              <table:table-cell office:value-type="float" office:value="0.883565678181818">
                <text:p>0.8835656781818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.11538024210526">
                <text:p>5.11538024210526</text:p>
              </table:table-cell>
              <table:table-cell office:value-type="float" office:value="3.41025349473684">
                <text:p>3.41025349473684</text:p>
              </table:table-cell>
              <table:table-cell office:value-type="float" office:value="1.70512674736842">
                <text:p>1.70512674736842</text:p>
              </table:table-cell>
              <table:table-cell office:value-type="float" office:value="56">
                <text:p>56</text:p>
              </table:table-cell>
              <table:table-cell office:value-type="float" office:value="0.867787719642857">
                <text:p>0.867787719642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02718403103448">
                <text:p>5.02718403103448</text:p>
              </table:table-cell>
              <table:table-cell office:value-type="float" office:value="3.35145602068965">
                <text:p>3.35145602068965</text:p>
              </table:table-cell>
              <table:table-cell office:value-type="float" office:value="1.67572801034483">
                <text:p>1.67572801034483</text:p>
              </table:table-cell>
              <table:table-cell office:value-type="float" office:value="57">
                <text:p>57</text:p>
              </table:table-cell>
              <table:table-cell office:value-type="float" office:value="0.852563373684211">
                <text:p>0.8525633736842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.9419775220339">
                <text:p>4.9419775220339</text:p>
              </table:table-cell>
              <table:table-cell office:value-type="float" office:value="3.29465168135593">
                <text:p>3.29465168135593</text:p>
              </table:table-cell>
              <table:table-cell office:value-type="float" office:value="1.64732584067797">
                <text:p>1.64732584067797</text:p>
              </table:table-cell>
              <table:table-cell office:value-type="float" office:value="58">
                <text:p>58</text:p>
              </table:table-cell>
              <table:table-cell office:value-type="float" office:value="0.837864005172414">
                <text:p>0.8378640051724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.85961123">
                <text:p>4.85961123</text:p>
              </table:table-cell>
              <table:table-cell office:value-type="float" office:value="3.23974082">
                <text:p>3.23974082</text:p>
              </table:table-cell>
              <table:table-cell office:value-type="float" office:value="1.61987041">
                <text:p>1.61987041</text:p>
              </table:table-cell>
              <table:table-cell office:value-type="float" office:value="59">
                <text:p>59</text:p>
              </table:table-cell>
              <table:table-cell office:value-type="float" office:value="0.823662920338983">
                <text:p>0.823662920338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809935205">
                <text:p>0.809935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</office:styles>
</office:document-styles>
</file>